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Andale Mono"/>
    </style:style>
    <style:style style:name="P5" style:family="paragraph" style:parent-style-name="Text_20_body">
      <style:paragraph-properties fo:text-align="start" style:justify-single-word="false"/>
    </style:style>
    <style:style style:name="P6" style:family="paragraph" style:parent-style-name="Standard">
      <style:paragraph-properties fo:text-align="center" style:justify-single-word="false" fo:break-before="page"/>
      <style:text-properties style:font-name="Verdana"/>
    </style:style>
    <style:style style:name="P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Heading_20_1">
      <style:paragraph-properties fo:text-align="center" style:justify-single-word="false"/>
    </style:style>
    <style:style style:name="T1" style:family="text">
      <style:text-properties style:font-name="Andale Mono"/>
    </style:style>
    <style:style style:name="T2" style:family="text">
      <style:text-properties style:font-name="Andale Mono" fo:font-size="10pt" fo:font-weight="bold" style:font-size-asian="10pt" style:font-weight-asian="bold" style:font-size-complex="10pt" style:font-weight-complex="bold"/>
    </style:style>
    <style:style style:name="T3"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text:is-list-header="true"/>
      <text:p text:style-name="P3"/>
      <text:p text:style-name="P3"/>
      <text:p text:style-name="P2"/>
      <text:p text:style-name="P2"/>
      <text:p text:style-name="P2"/>
      <text:p text:style-name="P2"/>
      <text:p text:style-name="P2"/>
      <text:p text:style-name="P2">Complexité et Algorithmique Avancée : </text:p>
      <text:p text:style-name="P2">Étude du problème de Vertex Cover</text:p>
      <text:p text:style-name="P3"/>
      <text:p text:style-name="P1">Milan Kabac, Rafik Ferroukh, Matthieu Foucault</text:p>
      <text:p text:style-name="P1"/>
      <text:p text:style-name="P1">Master 2 Génie Logiciel, Université Bordeaux 1, année 2011-2011</text:p>
      <text:p text:style-name="P6"/>
      <text:h text:style-name="Heading_20_1" text:outline-level="1">Structure de données</text:h>
      <text:p text:style-name="Text_20_body">Nous avons choisi d'utiliser le langage C++ pour ce projet, afin de tirer parti du polymorphisme, mais surtout des conteneur de données de la STL, comme le <text:span text:style-name="T2">map</text:span> et le set, qui permettent des insertions et recherches d'éléments avec une complexité logarithmique.</text:p>
      <text:p text:style-name="Text_20_body">Nos graphes sont donc représentés, par la classe <text:span text:style-name="T2">Graph</text:span>, sous la forme d'une liste d'adjacence, qui correspond à un <text:span text:style-name="T2">map&lt;int, set&lt;int&gt; &gt;</text:span> , où la clé de chaque élément est le numéro du sommet, et la valeur est un set contenant les numéros de ses voisins.</text:p>
      <text:p text:style-name="Text_20_body">Le caractère aléatoire de nos graphes est également contenu dans la classe <text:span text:style-name="T2">Graph</text:span> : lorsqu'on ajoute un nouveau sommet au graphe avec la méthode <text:span text:style-name="T2">addVertex() </text:span>sans paramètre, le numéro du sommet à ajouter est aléatoire. Ainsi, étant donné que le conteneur <text:span text:style-name="T2">map </text:span>est toujours trié (il utilise un arbre binaire pour stocker les éléments), il n'est pas possible de prédire la position du nouveau sommet dans le graphe.</text:p>
      <text:p text:style-name="Text_20_body"/>
      <text:p text:style-name="Text_20_body">TODO : parler du random, et de sa complexité dans le pire des cas</text:p>
      <text:h text:style-name="Heading_20_1" text:outline-level="1">Génération aléatoire de graphes</text:h>
      <text:h text:style-name="Heading_20_2" text:outline-level="2">Description des Algorithmes</text:h>
      <text:h text:style-name="Heading_20_3" text:outline-level="3">Génération d'arbres</text:h>
      <text:p text:style-name="Text_20_body">Pour la génération d'arbres, nous avons implémenté deux algorithmes : TODO</text:p>
      <text:h text:style-name="Heading_20_3" text:outline-level="3">Génération de graphes</text:h>
      <text:h text:style-name="Heading_20_4" text:outline-level="4">Description de l'algorithme</text:h>
      <text:p text:style-name="Text_20_body">La génération de graphes prend en paramètres le nombre de sommets dans le graphe et la probabilité de tracer une arête entre deux sommets.</text:p>
      <text:p text:style-name="Text_20_body">Pour générer un graphe aléatoirement, lorsqu'on ajoute un sommet au graphe, on parcoure l'ensemble des sommets déjà ajoutés, et pour chacun de ces sommets on teste si on ajoute une arete entre ce sommet et le sommet ajouté.</text:p>
      <text:p text:style-name="Text_20_body">De cette manière toutes les paires de sommets auront été testées. </text:p>
      <text:h text:style-name="Heading_20_4" text:outline-level="4">Complexité</text:h>
      <text:p text:style-name="Text_20_body">TODO</text:p>
      <text:h text:style-name="Heading_20_3" text:outline-level="3">Génération de graphes bipartites</text:h>
      <text:p text:style-name="Text_20_body">Pour la génération de graphes bipartites, les paramètres sont la taille du graphe, la probabilité de tracer une arête entre deux sommets, et le ratio entre les tailles des deux parties.</text:p>
      <text:p text:style-name="Text_20_body">La classe BipartiteGraph hérite de Graph, et ajoute deux set&lt;int&gt; afin de conserver une trace des deux parties. Pour générer des graphes bipartites, nous ajoutons tout d'abord tous les sommets dans la première partie, puis, lorsqu'on ajoute chaque sommet à la seconde partie, on parcoure les sommets de la première partie et on ajoute, ou pas, en fonction de la probabilité, une arête entre les <text:soft-page-break/>sommets.</text:p>
      <text:p text:style-name="Text_20_body">La complexité de cet algorithme de génération est en </text:p>
      <text:p text:style-name="Text_20_body"><text:span text:style-name="T1">O(n*log(n) + |A|*|B|*log(|A|*|B|)),</text:span> où A et B sont les deux parties du graphe</text:p>
      <text:p text:style-name="Text_20_body">La première composante correspond à l'ajout des sommets dans le graphe (il y a n sommets à ajouter, et l'ajout d'un élément dans un map se fait avec une complexité logarithmique), et la première correspond à l'ajout des arêtes (il y a |A|*|B| arêtes possibles dans un graphe bipartites)</text:p>
      <text:p text:style-name="P4"/>
      <text:h text:style-name="Heading_20_3" text:outline-level="3">Génération de graphes ayant une petite couverture</text:h>
      <text:h text:style-name="Heading_20_4" text:outline-level="4">Description de l'algorithme</text:h>
      <text:p text:style-name="Text_20_body">TODO</text:p>
      <text:h text:style-name="Heading_20_4" text:outline-level="4">Complexité</text:h>
      <text:p text:style-name="Text_20_body">TODO</text:p>
      <text:h text:style-name="Heading_20_3" text:outline-level="3">Résultats d'expérimentation</text:h>
      <text:p text:style-name="Text_20_body">TODO</text:p>
      <text:h text:style-name="Heading_20_1" text:outline-level="1">Recherche d'une couverture</text:h>
      <text:h text:style-name="Heading_20_2" text:outline-level="2">Description des Algorithmes</text:h>
      <text:h text:style-name="Heading_20_3" text:outline-level="3">Algorithmes gloutons</text:h>
      <text:p text:style-name="Text_20_body">TODO</text:p>
      <text:h text:style-name="Heading_20_3" text:outline-level="3">Algorithme optimal pour les arbres</text:h>
      <text:p text:style-name="Text_20_body">TODO</text:p>
      <text:h text:style-name="Heading_20_3" text:outline-level="3">Algorithme optimal pour les graphes bipartites</text:h>
      <text:p text:style-name="Text_20_body">Pour l'algorithme optimal pour les graphes bipartites, nous utilisons la méthode vue en TD, qui est basée sur les algorithmes de flot max – coupe min, et sur le parcours en largeur d'un graphe.</text:p>
      <text:h text:style-name="Heading_20_4" text:outline-level="4">Construction du graphe orienté</text:h>
      <text:p text:style-name="Text_20_body">On construit un graphe orienté à partir du graphe bipartite dont on cherche la couverture. Les sommets de ce graphe sont ceux du graphe bipartite, plus un sommet s et un sommet t (pour source et target).</text:p>
      <text:p text:style-name="Text_20_body">Les arêtes de ce graphe orienté sont les arêtes du graphe bipartite, orientés de la première partie vers la seconde, plus des arêtes allant de s vers chaque sommet de la première partie, plus des arêtes allant de chaque sommet de la seconde partie vers t</text:p>
      <text:h text:style-name="Heading_20_4" text:outline-level="4"><text:soft-page-break/>Construction du flot max</text:h>
      <text:p text:style-name="Text_20_body">Pour obtenir le flot max du graphe orienté, en affectant une capacité de 1 à chaque arete, on se base sur le parcours en largeur d'un graphe. Notre parcours en largeur s’arrête lorsqu'on atteint le sommet t, ou que tous les sommets du graphe ont été parcourus. </text:p>
      <text:p text:style-name="Text_20_body">Si le sommet t est atteint, cela veut dire qu'un chemin améliorant existe. Étant donné que le père de chaque sommet dans le parcours est enregistré, nous pouvons, en partant de t, remonter jusqu'à s, et donc connaître le chemin améliorant</text:p>
      <text:p text:style-name="Text_20_body">Pour remplir ou vider les arêtes du chemin dans notre graphe orienté, il suffit d'inverser les arêtes.</text:p>
      <text:p text:style-name="Text_20_body">On répète le cycle parcours en largeur – inversion des arêtes jusqu'à ce que t ne soit plus atteignable (donc jusqu'à ce qu'il n'y ait plus de chemin améliorant)</text:p>
      <text:h text:style-name="Heading_20_4" text:outline-level="4">Obtention de la couverture</text:h>
      <text:p text:style-name="Text_20_body">Une fois le flot max atteint, nous pouvons construire la coupe min. Pour cela, il suffit de faire un dernier parcours en largeur, et d'ajouter à l'ensemble S tous les sommets atteints. L'ensemble T sera composé de tous les sommets n'appartenant pas à T.</text:p>
      <text:p text:style-name="Text_20_body">La couverture optimale du graphe bipartite est constituée de tous les sommets de la première partie du graphe appartenant à l'ensemble T, et de tous les sommets de la seconde partie appartenant à l'ensemble S</text:p>
      <text:h text:style-name="Heading_20_4" text:outline-level="4">Complexité</text:h>
      <text:p text:style-name="Text_20_body">TODO</text:p>
      <text:h text:style-name="Heading_20_3" text:outline-level="3">Algorithme 2-approché basé sur le parcours en profondeur</text:h>
      <text:h text:style-name="Heading_20_4" text:outline-level="4">Description de l'algorithme</text:h>
      <text:p text:style-name="Text_20_body">Cet algorithme consiste à produire un arbre recouvrant à partir du parcours en profondeur d'un graphe, et à ajouter tous les sommets nom feuilles de cet arbre à la couverture. Cet algorithme est basé sur le fait qu'il ne peut pas y avoir dans le graphe deux arêtes entre deux feuilles de l'arbre recouvrant.</text:p>
      <text:h text:style-name="Heading_20_4" text:outline-level="4">Complexité</text:h>
      <text:p text:style-name="Text_20_body">TODO</text:p>
      <text:h text:style-name="Heading_20_3" text:outline-level="3">Algorithme 2-approché couvrant les arêtes</text:h>
      <text:p text:style-name="Text_20_body">TODO</text:p>
      <text:h text:style-name="Heading_20_3" text:outline-level="3">Algorithmes optimaux paramétriques</text:h>
      <text:h text:style-name="Heading_20_4" text:outline-level="4">Algorithme de base</text:h>
      <text:p text:style-name="Text_20_body">L'algorithme optimal paramétrique pour les petites couvertures est un algorithme récursif qui prend en paramètre la taille maximale de la couverture à chercher.</text:p>
      <text:p text:style-name="Text_20_body">Cet algorithme choisit une arête du graphe (nous choisissons l’arête entre le premier sommet (a) du graphe, et le premier sommet de sa liste d'adjacence (b)), puis génère <text:s/>deux sous graphes : un où le premier sommet est supprimé du graphe, et un où le second sommet est supprimé du graphe. <text:soft-page-break/>Ensuite deux appels récursifs sont lancés, pour essayer de trouver dans chacun des sous-graphes une couverture avec un sommet en moins. Si seulement un des deux appels renvoie true (une couverture est trouvée), on ajoute le sommet correspondant à la couverture, si les deux renvoient true, on considère celui qui a trouvé la couverture la plus petite. Si aucuns des deux appels récursifs ne trouvent de couverture, alors il n'y a pas de couverture ayant au maximum la taille donnée en paramètre.</text:p>
      <text:h text:style-name="Heading_20_4" text:outline-level="4">Optimisation </text:h>
      <text:p text:style-name="P5">Une optimisation de cet algorithme est la suivante : au lieu de choisir une arête et de supprimer une de ses deux extrémités, on peut soit supprimer un sommet, soit supprimer tous ses voisins. Le résultat est que le nombre d'appels récursifs dans le cas où on supprime tous les voisins d'un sommet s'en trouve réduit</text:p>
      <text:p text:style-name="P5"/>
      <text:h text:style-name="Heading_20_4" text:outline-level="4">Complexités</text:h>
      <text:p text:style-name="Text_20_body">Du au caractère doublement récursif de ces algorithmes (chaque appel de la méthode entraîne deux appels récursifs), le nombre de fois où la méthode sera appelée pour une taille de couverture m sera de 1+2+3+...+2<text:span text:style-name="T3">m-1</text:span>+2<text:span text:style-name="T3">m</text:span>, soit 2<text:span text:style-name="T3">m+1</text:span> -1 fois pour le premier algorithme.</text:p>
      <text:p text:style-name="Text_20_body">Pour le second algorithme, le nombre d'appels récursifs... TODO</text:p>
      <text:h text:style-name="Heading_20_2" text:outline-level="2">Résultats d'expérimentation</text:h>
      <text:p text:style-name="Text_20_body">Pour tester nos algorithmes, nous avons crée des scripts bash, disponibles dans le répertoire /scripts, et généré nos courbes avec gnuplot.</text:p>
      <text:h text:style-name="Heading_20_3" text:outline-level="3">Génération de graphes</text:h>
      <text:p text:style-name="Text_20_body">Nos expérimentations concernant la génération de graphes nous ont permis de confirmer les complexités théoriques calculées</text:p>
      <text:p text:style-name="Text_20_body"/>
      <text:p text:style-name="Text_20_body">TODO : figures</text:p>
      <text:h text:style-name="Heading_20_3" text:outline-level="3">Recherche de couverture</text:h>
      <text:p text:style-name="Text_20_body">TODO</text:p>
      <text:h text:style-name="Heading_20_1" text:outline-level="1">Utilisation de minisat</text:h>
      <text:h text:style-name="Heading_20_2" text:outline-level="2">Description des Algorithmes</text:h>
      <text:p text:style-name="Text_20_body">TODO</text:p>
      <text:h text:style-name="Heading_20_2" text:outline-level="2">Résultats d'expérimentation</text:h>
      <text:p text:style-name="Text_20_body">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2T17:48:59</meta:creation-date>
    <dc:date>2011-12-15T01:00:53</dc:date>
    <meta:editing-duration>PT7H37M9S</meta:editing-duration>
    <meta:editing-cycles>20</meta:editing-cycles>
    <meta:generator>LibreOffice/3.4$Linux LibreOffice_project/340m1$Build-402</meta:generator>
    <meta:document-statistic meta:table-count="0" meta:image-count="0" meta:object-count="0" meta:page-count="5" meta:paragraph-count="82" meta:word-count="1292" meta:character-count="7908" meta:non-whitespace-character-count="6657"/>
  </office:meta>
</office:document-meta>
</file>